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 NS Text" svg:font-family="'.SF NS Tex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75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149.19pt"/>
    </style:style>
    <style:style style:name="co4" style:family="table-column">
      <style:table-column-properties fo:break-before="auto" style:column-width="201.8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26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Коефициенти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1" table:default-cell-style-name="Default"/>
        <table:table-column table:style-name="co6" table:number-columns-repeated="987" table:default-cell-style-name="Default"/>
        <table:table-row table:style-name="ro1">
          <table:table-cell office:value-type="string" calcext:value-type="string">
            <text:p>Lucky Six при сфера с 90 топки от която се теглят 35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рябва да бъдат познати поне 6 топк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грачът избира първоначално от 6 до 10 числ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ефициентът за печалба се определя от номера под който е позната шеста топка в талон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рой цветове с 6 или повече топки от един цвят: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office:value-type="float" office:value="0.388282426" calcext:value-type="float">
            <text:p>0.388282426</text:p>
          </table:table-cell>
          <table:table-cell office:value-type="float" office:value="0.46955682" calcext:value-type="float">
            <text:p>0.46955682</text:p>
          </table:table-cell>
          <table:table-cell office:value-type="float" office:value="0.132476999" calcext:value-type="float">
            <text:p>0.132476999</text:p>
          </table:table-cell>
          <table:table-cell office:value-type="float" office:value="0.00954989" calcext:value-type="float">
            <text:p>0.00954989</text:p>
          </table:table-cell>
          <table:table-cell office:value-type="float" office:value="0.000133716" calcext:value-type="float">
            <text:p>0.000133716</text:p>
          </table:table-cell>
          <table:table-cell office:value-type="float" office:value="0.000000149" calcext:value-type="float">
            <text:p>0.00000014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2.35" calcext:value-type="float">
            <text:p>2.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3" table:formula="of:= 100 * [.G10] * [.G11]" office:value-type="float" office:value="91.24637011" calcext:value-type="float">
            <text:p>91.25</text:p>
          </table:table-cell>
          <table:table-cell table:style-name="ce3" table:formula="of:= 100 * [.H10] * [.H11]" office:value-type="float" office:value="93.911364" calcext:value-type="float">
            <text:p>93.91</text:p>
          </table:table-cell>
          <table:table-cell table:style-name="ce3" table:formula="of:= 100 * [.I10] * [.I11]" office:value-type="float" office:value="92.7338993" calcext:value-type="float">
            <text:p>92.73</text:p>
          </table:table-cell>
          <table:table-cell table:style-name="ce3" table:formula="of:= 100 * SUM([.J10:.Q10]) * [.J11]" office:value-type="float" office:value="91.9956725" calcext:value-type="float">
            <text:p>92.00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number-columns-repeated="6"/>
          <table:table-cell table:style-name="ce3" table:number-columns-repeated="11"/>
          <table:table-cell table:number-columns-repeated="1007"/>
        </table:table-row>
        <table:table-row table:style-name="ro1">
          <table:table-cell office:value-type="string" calcext:value-type="string">
            <text:p>Брой цветове с 7 или повече топки от един цвят: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table:formula="of:= 844121849 / 1000000000" office:value-type="float" office:value="0.844121849" calcext:value-type="float">
            <text:p>0.844121849</text:p>
          </table:table-cell>
          <table:table-cell table:formula="of:= 151064647 / 1000000000" office:value-type="float" office:value="0.151064647" calcext:value-type="float">
            <text:p>0.151064647</text:p>
          </table:table-cell>
          <table:table-cell table:formula="of:= 4790718 / 1000000000" office:value-type="float" office:value="0.004790718" calcext:value-type="float">
            <text:p>0.004790718</text:p>
          </table:table-cell>
          <table:table-cell table:formula="of:= 22779 / 1000000000" office:value-type="float" office:value="0.000022779" calcext:value-type="float">
            <text:p>0.000022779</text:p>
          </table:table-cell>
          <table:table-cell table:formula="of:= 7 / 1000000000" office:value-type="float" office:value="0.000000007" calcext:value-type="float">
            <text:p>0.000000007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1.1" calcext:value-type="float">
            <text:p>1.1</text:p>
          </table:table-cell>
          <table:table-cell office:value-type="float" office:value="6.1" calcext:value-type="float">
            <text:p>6.1</text:p>
          </table:table-cell>
          <table:table-cell office:value-type="float" office:value="190.1" calcext:value-type="float">
            <text:p>190.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3" table:formula="of:= 100 * [.G15] * [.G16]" office:value-type="float" office:value="92.85340339" calcext:value-type="float">
            <text:p>92.85</text:p>
          </table:table-cell>
          <table:table-cell table:style-name="ce3" table:formula="of:= 100 * [.H15] * [.H16]" office:value-type="float" office:value="92.14943467" calcext:value-type="float">
            <text:p>92.15</text:p>
          </table:table-cell>
          <table:table-cell table:formula="of:= 100 * SUM([.I15:.Q15]) * [.I16]" office:value-type="float" office:value="91.50471104" calcext:value-type="float">
            <text:p>91.50471104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Брой топки за познаване</text:p>
          </table:table-cell>
          <table:table-cell table:style-name="ce1" office:value-type="string" calcext:value-type="string">
            <text:p>Залог за комбинация</text:p>
          </table:table-cell>
          <table:table-cell table:style-name="ce1" office:value-type="string" calcext:value-type="string">
            <text:p>Комбинации</text:p>
          </table:table-cell>
          <table:table-cell table:style-name="ce1" office:value-type="string" calcext:value-type="string">
            <text:p>Минимален общ залог</text:p>
          </table:table-cell>
          <table:table-cell table:style-name="ce1" office:value-type="string" calcext:value-type="string">
            <text:p>Обща вероятност за печалба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6</text:p>
          </table:table-cell>
          <table:table-cell table:style-name="ce3" table:formula="of:= [.D20] / [.C20]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1 - [.G20]" office:value-type="float" office:value="0.00260643499999991" calcext:value-type="float">
            <text:p>0.002606435</text:p>
          </table:table-cell>
          <table:table-cell table:style-name="ce5" office:value-type="string" calcext:value-type="string">
            <text:p>Вероятност</text:p>
          </table:table-cell>
          <table:table-cell office:value-type="float" office:value="0.997393565" calcext:value-type="float">
            <text:p>0.997393565</text:p>
          </table:table-cell>
          <table:table-cell office:value-type="float" office:value="0.000000001" calcext:value-type="float">
            <text:p>0.000000001</text:p>
          </table:table-cell>
          <table:table-cell office:value-type="float" office:value="0.000000012" calcext:value-type="float">
            <text:p>0.000000012</text:p>
          </table:table-cell>
          <table:table-cell office:value-type="float" office:value="0.000000053" calcext:value-type="float">
            <text:p>0.000000053</text:p>
          </table:table-cell>
          <table:table-cell office:value-type="float" office:value="0.000000091" calcext:value-type="float">
            <text:p>0.000000091</text:p>
          </table:table-cell>
          <table:table-cell office:value-type="float" office:value="0.000000192" calcext:value-type="float">
            <text:p>0.000000192</text:p>
          </table:table-cell>
          <table:table-cell office:value-type="float" office:value="0.000000397" calcext:value-type="float">
            <text:p>0.000000397</text:p>
          </table:table-cell>
          <table:table-cell office:value-type="float" office:value="0.000000838" calcext:value-type="float">
            <text:p>0.000000838</text:p>
          </table:table-cell>
          <table:table-cell office:value-type="float" office:value="0.000001281" calcext:value-type="float">
            <text:p>0.000001281</text:p>
          </table:table-cell>
          <table:table-cell office:value-type="float" office:value="0.00000215" calcext:value-type="float">
            <text:p>0.00000215</text:p>
          </table:table-cell>
          <table:table-cell office:value-type="float" office:value="0.000003185" calcext:value-type="float">
            <text:p>0.000003185</text:p>
          </table:table-cell>
          <table:table-cell office:value-type="float" office:value="0.000004829" calcext:value-type="float">
            <text:p>0.000004829</text:p>
          </table:table-cell>
          <table:table-cell office:value-type="float" office:value="0.000006943" calcext:value-type="float">
            <text:p>0.000006943</text:p>
          </table:table-cell>
          <table:table-cell office:value-type="float" office:value="0.000009933" calcext:value-type="float">
            <text:p>0.000009933</text:p>
          </table:table-cell>
          <table:table-cell office:value-type="float" office:value="0.000013792" calcext:value-type="float">
            <text:p>0.000013792</text:p>
          </table:table-cell>
          <table:table-cell office:value-type="float" office:value="0.000018741" calcext:value-type="float">
            <text:p>0.000018741</text:p>
          </table:table-cell>
          <table:table-cell office:value-type="float" office:value="0.000025037" calcext:value-type="float">
            <text:p>0.000025037</text:p>
          </table:table-cell>
          <table:table-cell office:value-type="float" office:value="0.000033151" calcext:value-type="float">
            <text:p>0.000033151</text:p>
          </table:table-cell>
          <table:table-cell office:value-type="float" office:value="0.000042148" calcext:value-type="float">
            <text:p>0.000042148</text:p>
          </table:table-cell>
          <table:table-cell office:value-type="float" office:value="0.000053904" calcext:value-type="float">
            <text:p>0.000053904</text:p>
          </table:table-cell>
          <table:table-cell office:value-type="float" office:value="0.00006822" calcext:value-type="float">
            <text:p>0.00006822</text:p>
          </table:table-cell>
          <table:table-cell office:value-type="float" office:value="0.00008478" calcext:value-type="float">
            <text:p>0.00008478</text:p>
          </table:table-cell>
          <table:table-cell office:value-type="float" office:value="0.000105193" calcext:value-type="float">
            <text:p>0.000105193</text:p>
          </table:table-cell>
          <table:table-cell office:value-type="float" office:value="0.000129636" calcext:value-type="float">
            <text:p>0.000129636</text:p>
          </table:table-cell>
          <table:table-cell office:value-type="float" office:value="0.000157828" calcext:value-type="float">
            <text:p>0.000157828</text:p>
          </table:table-cell>
          <table:table-cell office:value-type="float" office:value="0.000191153" calcext:value-type="float">
            <text:p>0.000191153</text:p>
          </table:table-cell>
          <table:table-cell office:value-type="float" office:value="0.000228689" calcext:value-type="float">
            <text:p>0.000228689</text:p>
          </table:table-cell>
          <table:table-cell office:value-type="float" office:value="0.000272946" calcext:value-type="float">
            <text:p>0.000272946</text:p>
          </table:table-cell>
          <table:table-cell office:value-type="float" office:value="0.000324266" calcext:value-type="float">
            <text:p>0.000324266</text:p>
          </table:table-cell>
          <table:table-cell office:value-type="float" office:value="0.000381141" calcext:value-type="float">
            <text:p>0.000381141</text:p>
          </table:table-cell>
          <table:table-cell office:value-type="float" office:value="0.000445905" calcext:value-type="float">
            <text:p>0.00044590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7</text:p>
          </table:table-cell>
          <table:table-cell table:style-name="ce3" table:formula="of:= [.D21] / [.C21]" office:value-type="float" office:value="0.828571428571429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office:value-type="float" office:value="5.8" calcext:value-type="float">
            <text:p>5.8</text:p>
          </table:table-cell>
          <table:table-cell table:formula="of:= 1 - [.G21]" office:value-type="float" office:value="0.012845088" calcext:value-type="float">
            <text:p>0.012845088</text:p>
          </table:table-cell>
          <table:table-cell table:style-name="ce5" office:value-type="string" calcext:value-type="string">
            <text:p>Вероятност</text:p>
          </table:table-cell>
          <table:table-cell office:value-type="float" office:value="0.987154912" calcext:value-type="float">
            <text:p>0.987154912</text:p>
          </table:table-cell>
          <table:table-cell office:value-type="float" office:value="0.000000011" calcext:value-type="float">
            <text:p>0.000000011</text:p>
          </table:table-cell>
          <table:table-cell office:value-type="float" office:value="0.00000007" calcext:value-type="float">
            <text:p>0.00000007</text:p>
          </table:table-cell>
          <table:table-cell office:value-type="float" office:value="0.00000024" calcext:value-type="float">
            <text:p>0.00000024</text:p>
          </table:table-cell>
          <table:table-cell office:value-type="float" office:value="0.000000601" calcext:value-type="float">
            <text:p>0.000000601</text:p>
          </table:table-cell>
          <table:table-cell office:value-type="float" office:value="0.000001284" calcext:value-type="float">
            <text:p>0.000001284</text:p>
          </table:table-cell>
          <table:table-cell office:value-type="float" office:value="0.000002658" calcext:value-type="float">
            <text:p>0.000002658</text:p>
          </table:table-cell>
          <table:table-cell office:value-type="float" office:value="0.000004923" calcext:value-type="float">
            <text:p>0.000004923</text:p>
          </table:table-cell>
          <table:table-cell office:value-type="float" office:value="0.000008311" calcext:value-type="float">
            <text:p>0.000008311</text:p>
          </table:table-cell>
          <table:table-cell office:value-type="float" office:value="0.000013073" calcext:value-type="float">
            <text:p>0.000013073</text:p>
          </table:table-cell>
          <table:table-cell office:value-type="float" office:value="0.000020062" calcext:value-type="float">
            <text:p>0.000020062</text:p>
          </table:table-cell>
          <table:table-cell office:value-type="float" office:value="0.000029728" calcext:value-type="float">
            <text:p>0.000029728</text:p>
          </table:table-cell>
          <table:table-cell office:value-type="float" office:value="0.000042997" calcext:value-type="float">
            <text:p>0.000042997</text:p>
          </table:table-cell>
          <table:table-cell office:value-type="float" office:value="0.000059758" calcext:value-type="float">
            <text:p>0.000059758</text:p>
          </table:table-cell>
          <table:table-cell office:value-type="float" office:value="0.0000816" calcext:value-type="float">
            <text:p>0.0000816</text:p>
          </table:table-cell>
          <table:table-cell office:value-type="float" office:value="0.000108702" calcext:value-type="float">
            <text:p>0.000108702</text:p>
          </table:table-cell>
          <table:table-cell office:value-type="float" office:value="0.00014287" calcext:value-type="float">
            <text:p>0.00014287</text:p>
          </table:table-cell>
          <table:table-cell office:value-type="float" office:value="0.000184895" calcext:value-type="float">
            <text:p>0.000184895</text:p>
          </table:table-cell>
          <table:table-cell office:value-type="float" office:value="0.000236615" calcext:value-type="float">
            <text:p>0.000236615</text:p>
          </table:table-cell>
          <table:table-cell office:value-type="float" office:value="0.000297621" calcext:value-type="float">
            <text:p>0.000297621</text:p>
          </table:table-cell>
          <table:table-cell office:value-type="float" office:value="0.000369771" calcext:value-type="float">
            <text:p>0.000369771</text:p>
          </table:table-cell>
          <table:table-cell office:value-type="float" office:value="0.000455235" calcext:value-type="float">
            <text:p>0.000455235</text:p>
          </table:table-cell>
          <table:table-cell office:value-type="float" office:value="0.000553621" calcext:value-type="float">
            <text:p>0.000553621</text:p>
          </table:table-cell>
          <table:table-cell office:value-type="float" office:value="0.000669589" calcext:value-type="float">
            <text:p>0.000669589</text:p>
          </table:table-cell>
          <table:table-cell office:value-type="float" office:value="0.000802031" calcext:value-type="float">
            <text:p>0.000802031</text:p>
          </table:table-cell>
          <table:table-cell office:value-type="float" office:value="0.000953319" calcext:value-type="float">
            <text:p>0.000953319</text:p>
          </table:table-cell>
          <table:table-cell office:value-type="float" office:value="0.001125344" calcext:value-type="float">
            <text:p>0.001125344</text:p>
          </table:table-cell>
          <table:table-cell office:value-type="float" office:value="0.001320334" calcext:value-type="float">
            <text:p>0.001320334</text:p>
          </table:table-cell>
          <table:table-cell office:value-type="float" office:value="0.001535778" calcext:value-type="float">
            <text:p>0.001535778</text:p>
          </table:table-cell>
          <table:table-cell office:value-type="float" office:value="0.001777547" calcext:value-type="float">
            <text:p>0.001777547</text:p>
          </table:table-cell>
          <table:table-cell office:value-type="float" office:value="0.0020465" calcext:value-type="float">
            <text:p>0.002046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8</text:p>
          </table:table-cell>
          <table:table-cell table:style-name="ce3" table:formula="of:= [.D22] / [.C22]" office:value-type="float" office:value="0.696428571428571" calcext:value-type="float">
            <text:p>0.70</text:p>
          </table:table-cell>
          <table:table-cell office:value-type="float" office:value="28" calcext:value-type="float">
            <text:p>28</text:p>
          </table:table-cell>
          <table:table-cell office:value-type="float" office:value="19.5" calcext:value-type="float">
            <text:p>19.5</text:p>
          </table:table-cell>
          <table:table-cell table:formula="of:= 1 - [.G22]" office:value-type="float" office:value="0.036179066" calcext:value-type="float">
            <text:p>0.036179066</text:p>
          </table:table-cell>
          <table:table-cell table:style-name="ce5" office:value-type="string" calcext:value-type="string">
            <text:p>Вероятност</text:p>
          </table:table-cell>
          <table:table-cell office:value-type="float" office:value="0.963820934" calcext:value-type="float">
            <text:p>0.963820934</text:p>
          </table:table-cell>
          <table:table-cell office:value-type="float" office:value="0.000000034" calcext:value-type="float">
            <text:p>0.000000034</text:p>
          </table:table-cell>
          <table:table-cell office:value-type="float" office:value="0.000000267" calcext:value-type="float">
            <text:p>0.000000267</text:p>
          </table:table-cell>
          <table:table-cell office:value-type="float" office:value="0.000000942" calcext:value-type="float">
            <text:p>0.000000942</text:p>
          </table:table-cell>
          <table:table-cell office:value-type="float" office:value="0.000002377" calcext:value-type="float">
            <text:p>0.000002377</text:p>
          </table:table-cell>
          <table:table-cell office:value-type="float" office:value="0.000005125" calcext:value-type="float">
            <text:p>0.000005125</text:p>
          </table:table-cell>
          <table:table-cell office:value-type="float" office:value="0.000010037" calcext:value-type="float">
            <text:p>0.000010037</text:p>
          </table:table-cell>
          <table:table-cell office:value-type="float" office:value="0.000017894" calcext:value-type="float">
            <text:p>0.000017894</text:p>
          </table:table-cell>
          <table:table-cell office:value-type="float" office:value="0.000029915" calcext:value-type="float">
            <text:p>0.000029915</text:p>
          </table:table-cell>
          <table:table-cell office:value-type="float" office:value="0.00004728" calcext:value-type="float">
            <text:p>0.00004728</text:p>
          </table:table-cell>
          <table:table-cell office:value-type="float" office:value="0.000071485" calcext:value-type="float">
            <text:p>0.000071485</text:p>
          </table:table-cell>
          <table:table-cell office:value-type="float" office:value="0.00010483" calcext:value-type="float">
            <text:p>0.00010483</text:p>
          </table:table-cell>
          <table:table-cell office:value-type="float" office:value="0.000147491" calcext:value-type="float">
            <text:p>0.000147491</text:p>
          </table:table-cell>
          <table:table-cell office:value-type="float" office:value="0.000204417" calcext:value-type="float">
            <text:p>0.000204417</text:p>
          </table:table-cell>
          <table:table-cell office:value-type="float" office:value="0.000274748" calcext:value-type="float">
            <text:p>0.000274748</text:p>
          </table:table-cell>
          <table:table-cell office:value-type="float" office:value="0.00036229" calcext:value-type="float">
            <text:p>0.00036229</text:p>
          </table:table-cell>
          <table:table-cell office:value-type="float" office:value="0.000469213" calcext:value-type="float">
            <text:p>0.000469213</text:p>
          </table:table-cell>
          <table:table-cell office:value-type="float" office:value="0.000598831" calcext:value-type="float">
            <text:p>0.000598831</text:p>
          </table:table-cell>
          <table:table-cell office:value-type="float" office:value="0.00075056" calcext:value-type="float">
            <text:p>0.00075056</text:p>
          </table:table-cell>
          <table:table-cell office:value-type="float" office:value="0.000930619" calcext:value-type="float">
            <text:p>0.000930619</text:p>
          </table:table-cell>
          <table:table-cell office:value-type="float" office:value="0.001140122" calcext:value-type="float">
            <text:p>0.001140122</text:p>
          </table:table-cell>
          <table:table-cell office:value-type="float" office:value="0.001384639" calcext:value-type="float">
            <text:p>0.001384639</text:p>
          </table:table-cell>
          <table:table-cell office:value-type="float" office:value="0.001656016" calcext:value-type="float">
            <text:p>0.001656016</text:p>
          </table:table-cell>
          <table:table-cell office:value-type="float" office:value="0.001969334" calcext:value-type="float">
            <text:p>0.001969334</text:p>
          </table:table-cell>
          <table:table-cell office:value-type="float" office:value="0.002322011" calcext:value-type="float">
            <text:p>0.002322011</text:p>
          </table:table-cell>
          <table:table-cell office:value-type="float" office:value="0.002712428" calcext:value-type="float">
            <text:p>0.002712428</text:p>
          </table:table-cell>
          <table:table-cell office:value-type="float" office:value="0.003146274" calcext:value-type="float">
            <text:p>0.003146274</text:p>
          </table:table-cell>
          <table:table-cell office:value-type="float" office:value="0.003623205" calcext:value-type="float">
            <text:p>0.003623205</text:p>
          </table:table-cell>
          <table:table-cell office:value-type="float" office:value="0.004148356" calcext:value-type="float">
            <text:p>0.004148356</text:p>
          </table:table-cell>
          <table:table-cell office:value-type="float" office:value="0.00471479" calcext:value-type="float">
            <text:p>0.00471479</text:p>
          </table:table-cell>
          <table:table-cell office:value-type="float" office:value="0.005333536" calcext:value-type="float">
            <text:p>0.005333536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9</text:p>
          </table:table-cell>
          <table:table-cell table:style-name="ce3" table:formula="of:= [.D23] / [.C23]" office:value-type="float" office:value="0.583333333333333" calcext:value-type="float">
            <text:p>0.58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table:formula="of:= 1 - [.G23]" office:value-type="float" office:value="0.07636943" calcext:value-type="float">
            <text:p>0.07636943</text:p>
          </table:table-cell>
          <table:table-cell table:style-name="ce5" office:value-type="string" calcext:value-type="string">
            <text:p>Вероятност</text:p>
          </table:table-cell>
          <table:table-cell office:value-type="float" office:value="0.92363057" calcext:value-type="float">
            <text:p>0.92363057</text:p>
          </table:table-cell>
          <table:table-cell office:value-type="float" office:value="0.000000149" calcext:value-type="float">
            <text:p>0.000000149</text:p>
          </table:table-cell>
          <table:table-cell office:value-type="float" office:value="0.000000783" calcext:value-type="float">
            <text:p>0.000000783</text:p>
          </table:table-cell>
          <table:table-cell office:value-type="float" office:value="0.000002713" calcext:value-type="float">
            <text:p>0.000002713</text:p>
          </table:table-cell>
          <table:table-cell office:value-type="float" office:value="0.000006578" calcext:value-type="float">
            <text:p>0.000006578</text:p>
          </table:table-cell>
          <table:table-cell office:value-type="float" office:value="0.000014696" calcext:value-type="float">
            <text:p>0.000014696</text:p>
          </table:table-cell>
          <table:table-cell office:value-type="float" office:value="0.000027966" calcext:value-type="float">
            <text:p>0.000027966</text:p>
          </table:table-cell>
          <table:table-cell office:value-type="float" office:value="0.000049898" calcext:value-type="float">
            <text:p>0.000049898</text:p>
          </table:table-cell>
          <table:table-cell office:value-type="float" office:value="0.000081857" calcext:value-type="float">
            <text:p>0.000081857</text:p>
          </table:table-cell>
          <table:table-cell office:value-type="float" office:value="0.000128013" calcext:value-type="float">
            <text:p>0.000128013</text:p>
          </table:table-cell>
          <table:table-cell office:value-type="float" office:value="0.000191392" calcext:value-type="float">
            <text:p>0.000191392</text:p>
          </table:table-cell>
          <table:table-cell office:value-type="float" office:value="0.000275913" calcext:value-type="float">
            <text:p>0.000275913</text:p>
          </table:table-cell>
          <table:table-cell office:value-type="float" office:value="0.000384496" calcext:value-type="float">
            <text:p>0.000384496</text:p>
          </table:table-cell>
          <table:table-cell office:value-type="float" office:value="0.000522141" calcext:value-type="float">
            <text:p>0.000522141</text:p>
          </table:table-cell>
          <table:table-cell office:value-type="float" office:value="0.000691543" calcext:value-type="float">
            <text:p>0.000691543</text:p>
          </table:table-cell>
          <table:table-cell office:value-type="float" office:value="0.000900871" calcext:value-type="float">
            <text:p>0.000900871</text:p>
          </table:table-cell>
          <table:table-cell office:value-type="float" office:value="0.001150088" calcext:value-type="float">
            <text:p>0.001150088</text:p>
          </table:table-cell>
          <table:table-cell office:value-type="float" office:value="0.001444543" calcext:value-type="float">
            <text:p>0.001444543</text:p>
          </table:table-cell>
          <table:table-cell office:value-type="float" office:value="0.001788363" calcext:value-type="float">
            <text:p>0.001788363</text:p>
          </table:table-cell>
          <table:table-cell office:value-type="float" office:value="0.002178615" calcext:value-type="float">
            <text:p>0.002178615</text:p>
          </table:table-cell>
          <table:table-cell office:value-type="float" office:value="0.002628545" calcext:value-type="float">
            <text:p>0.002628545</text:p>
          </table:table-cell>
          <table:table-cell office:value-type="float" office:value="0.003137069" calcext:value-type="float">
            <text:p>0.003137069</text:p>
          </table:table-cell>
          <table:table-cell office:value-type="float" office:value="0.003701292" calcext:value-type="float">
            <text:p>0.003701292</text:p>
          </table:table-cell>
          <table:table-cell office:value-type="float" office:value="0.004326635" calcext:value-type="float">
            <text:p>0.004326635</text:p>
          </table:table-cell>
          <table:table-cell office:value-type="float" office:value="0.005005823" calcext:value-type="float">
            <text:p>0.005005823</text:p>
          </table:table-cell>
          <table:table-cell office:value-type="float" office:value="0.005755256" calcext:value-type="float">
            <text:p>0.005755256</text:p>
          </table:table-cell>
          <table:table-cell office:value-type="float" office:value="0.006561072" calcext:value-type="float">
            <text:p>0.006561072</text:p>
          </table:table-cell>
          <table:table-cell office:value-type="float" office:value="0.007425176" calcext:value-type="float">
            <text:p>0.007425176</text:p>
          </table:table-cell>
          <table:table-cell office:value-type="float" office:value="0.008342541" calcext:value-type="float">
            <text:p>0.008342541</text:p>
          </table:table-cell>
          <table:table-cell office:value-type="float" office:value="0.009312362" calcext:value-type="float">
            <text:p>0.009312362</text:p>
          </table:table-cell>
          <table:table-cell office:value-type="float" office:value="0.010333041" calcext:value-type="float">
            <text:p>0.01033304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10</text:p>
          </table:table-cell>
          <table:table-cell table:style-name="ce3" table:formula="of:= [.D24] / [.C24]" office:value-type="float" office:value="0.5" calcext:value-type="float">
            <text:p>0.50</text:p>
          </table:table-cell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table:formula="of:= 1 - [.G24]" office:value-type="float" office:value="0.134440545" calcext:value-type="float">
            <text:p>0.134440545</text:p>
          </table:table-cell>
          <table:table-cell table:style-name="ce5" office:value-type="string" calcext:value-type="string">
            <text:p>Вероятност</text:p>
          </table:table-cell>
          <table:table-cell office:value-type="float" office:value="0.865559455" calcext:value-type="float">
            <text:p>0.865559455</text:p>
          </table:table-cell>
          <table:table-cell office:value-type="float" office:value="0.000000367" calcext:value-type="float">
            <text:p>0.000000367</text:p>
          </table:table-cell>
          <table:table-cell office:value-type="float" office:value="0.000001959" calcext:value-type="float">
            <text:p>0.000001959</text:p>
          </table:table-cell>
          <table:table-cell office:value-type="float" office:value="0.000006347" calcext:value-type="float">
            <text:p>0.000006347</text:p>
          </table:table-cell>
          <table:table-cell office:value-type="float" office:value="0.000016291" calcext:value-type="float">
            <text:p>0.000016291</text:p>
          </table:table-cell>
          <table:table-cell office:value-type="float" office:value="0.000034898" calcext:value-type="float">
            <text:p>0.000034898</text:p>
          </table:table-cell>
          <table:table-cell office:value-type="float" office:value="0.000066201" calcext:value-type="float">
            <text:p>0.000066201</text:p>
          </table:table-cell>
          <table:table-cell office:value-type="float" office:value="0.000114541" calcext:value-type="float">
            <text:p>0.000114541</text:p>
          </table:table-cell>
          <table:table-cell office:value-type="float" office:value="0.000187585" calcext:value-type="float">
            <text:p>0.000187585</text:p>
          </table:table-cell>
          <table:table-cell office:value-type="float" office:value="0.000289147" calcext:value-type="float">
            <text:p>0.000289147</text:p>
          </table:table-cell>
          <table:table-cell office:value-type="float" office:value="0.000424964" calcext:value-type="float">
            <text:p>0.000424964</text:p>
          </table:table-cell>
          <table:table-cell office:value-type="float" office:value="0.000604536" calcext:value-type="float">
            <text:p>0.000604536</text:p>
          </table:table-cell>
          <table:table-cell office:value-type="float" office:value="0.00083139" calcext:value-type="float">
            <text:p>0.00083139</text:p>
          </table:table-cell>
          <table:table-cell office:value-type="float" office:value="0.001111639" calcext:value-type="float">
            <text:p>0.001111639</text:p>
          </table:table-cell>
          <table:table-cell office:value-type="float" office:value="0.001455391" calcext:value-type="float">
            <text:p>0.001455391</text:p>
          </table:table-cell>
          <table:table-cell office:value-type="float" office:value="0.001868091" calcext:value-type="float">
            <text:p>0.001868091</text:p>
          </table:table-cell>
          <table:table-cell office:value-type="float" office:value="0.002342584" calcext:value-type="float">
            <text:p>0.002342584</text:p>
          </table:table-cell>
          <table:table-cell office:value-type="float" office:value="0.002897425" calcext:value-type="float">
            <text:p>0.002897425</text:p>
          </table:table-cell>
          <table:table-cell office:value-type="float" office:value="0.003529086" calcext:value-type="float">
            <text:p>0.003529086</text:p>
          </table:table-cell>
          <table:table-cell office:value-type="float" office:value="0.004241661" calcext:value-type="float">
            <text:p>0.004241661</text:p>
          </table:table-cell>
          <table:table-cell office:value-type="float" office:value="0.005031056" calcext:value-type="float">
            <text:p>0.005031056</text:p>
          </table:table-cell>
          <table:table-cell office:value-type="float" office:value="0.005897289" calcext:value-type="float">
            <text:p>0.005897289</text:p>
          </table:table-cell>
          <table:table-cell office:value-type="float" office:value="0.006848611" calcext:value-type="float">
            <text:p>0.006848611</text:p>
          </table:table-cell>
          <table:table-cell office:value-type="float" office:value="0.007877961" calcext:value-type="float">
            <text:p>0.007877961</text:p>
          </table:table-cell>
          <table:table-cell office:value-type="float" office:value="0.00896953" calcext:value-type="float">
            <text:p>0.00896953</text:p>
          </table:table-cell>
          <table:table-cell office:value-type="float" office:value="0.010121027" calcext:value-type="float">
            <text:p>0.010121027</text:p>
          </table:table-cell>
          <table:table-cell office:value-type="float" office:value="0.011336869" calcext:value-type="float">
            <text:p>0.011336869</text:p>
          </table:table-cell>
          <table:table-cell office:value-type="float" office:value="0.01260126" calcext:value-type="float">
            <text:p>0.01260126</text:p>
          </table:table-cell>
          <table:table-cell office:value-type="float" office:value="0.01390318" calcext:value-type="float">
            <text:p>0.01390318</text:p>
          </table:table-cell>
          <table:table-cell office:value-type="float" office:value="0.015241039" calcext:value-type="float">
            <text:p>0.015241039</text:p>
          </table:table-cell>
          <table:table-cell office:value-type="float" office:value="0.01658862" calcext:value-type="float">
            <text:p>0.0165886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Общо RTP%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4:.AK34])" office:value-type="float" office:value="95.1893742" calcext:value-type="float">
            <text:p>95.19</text:p>
          </table:table-cell>
          <table:table-cell table:style-name="ce5" office:value-type="string" calcext:value-type="string">
            <text:p>RTP%</text:p>
          </table:table-cell>
          <table:table-cell table:formula="of:= 100 * [.G20] * [.G27] / [.$D20]" office:value-type="float" office:value="0" calcext:value-type="float">
            <text:p>0</text:p>
          </table:table-cell>
          <table:table-cell table:formula="of:= 100 * [.H20] * [.H27] / [.$D20]" office:value-type="float" office:value="0.01" calcext:value-type="float">
            <text:p>0.01</text:p>
          </table:table-cell>
          <table:table-cell table:formula="of:= 100 * [.I20] * [.I27] / [.$D20]" office:value-type="float" office:value="0.108" calcext:value-type="float">
            <text:p>0.108</text:p>
          </table:table-cell>
          <table:table-cell table:formula="of:= 100 * [.J20] * [.J27] / [.$D20]" office:value-type="float" office:value="0.424" calcext:value-type="float">
            <text:p>0.424</text:p>
          </table:table-cell>
          <table:table-cell table:formula="of:= 100 * [.K20] * [.K27] / [.$D20]" office:value-type="float" office:value="0.637" calcext:value-type="float">
            <text:p>0.637</text:p>
          </table:table-cell>
          <table:table-cell table:formula="of:= 100 * [.L20] * [.L27] / [.$D20]" office:value-type="float" office:value="1.152" calcext:value-type="float">
            <text:p>1.152</text:p>
          </table:table-cell>
          <table:table-cell table:formula="of:= 100 * [.M20] * [.M27] / [.$D20]" office:value-type="float" office:value="1.985" calcext:value-type="float">
            <text:p>1.985</text:p>
          </table:table-cell>
          <table:table-cell table:formula="of:= 100 * [.N20] * [.N27] / [.$D20]" office:value-type="float" office:value="3.352" calcext:value-type="float">
            <text:p>3.352</text:p>
          </table:table-cell>
          <table:table-cell table:formula="of:= 100 * [.O20] * [.O27] / [.$D20]" office:value-type="float" office:value="3.843" calcext:value-type="float">
            <text:p>3.843</text:p>
          </table:table-cell>
          <table:table-cell table:formula="of:= 100 * [.P20] * [.P27] / [.$D20]" office:value-type="float" office:value="4.3" calcext:value-type="float">
            <text:p>4.3</text:p>
          </table:table-cell>
          <table:table-cell table:formula="of:= 100 * [.Q20] * [.Q27] / [.$D20]" office:value-type="float" office:value="3.185" calcext:value-type="float">
            <text:p>3.185</text:p>
          </table:table-cell>
          <table:table-cell table:formula="of:= 100 * [.R20] * [.R27] / [.$D20]" office:value-type="float" office:value="4.3461" calcext:value-type="float">
            <text:p>4.3461</text:p>
          </table:table-cell>
          <table:table-cell table:formula="of:= 100 * [.S20] * [.S27] / [.$D20]" office:value-type="float" office:value="5.5544" calcext:value-type="float">
            <text:p>5.5544</text:p>
          </table:table-cell>
          <table:table-cell table:formula="of:= 100 * [.T20] * [.T27] / [.$D20]" office:value-type="float" office:value="6.9531" calcext:value-type="float">
            <text:p>6.9531</text:p>
          </table:table-cell>
          <table:table-cell table:formula="of:= 100 * [.U20] * [.U27] / [.$D20]" office:value-type="float" office:value="8.2752" calcext:value-type="float">
            <text:p>8.2752</text:p>
          </table:table-cell>
          <table:table-cell table:formula="of:= 100 * [.V20] * [.V27] / [.$D20]" office:value-type="float" office:value="9.3705" calcext:value-type="float">
            <text:p>9.3705</text:p>
          </table:table-cell>
          <table:table-cell table:formula="of:= 100 * [.W20] * [.W27] / [.$D20]" office:value-type="float" office:value="10.0148" calcext:value-type="float">
            <text:p>10.0148</text:p>
          </table:table-cell>
          <table:table-cell table:formula="of:= 100 * [.X20] * [.X27] / [.$D20]" office:value-type="float" office:value="9.9453" calcext:value-type="float">
            <text:p>9.9453</text:p>
          </table:table-cell>
          <table:table-cell table:formula="of:= 100 * [.Y20] * [.Y27] / [.$D20]" office:value-type="float" office:value="8.4296" calcext:value-type="float">
            <text:p>8.4296</text:p>
          </table:table-cell>
          <table:table-cell table:formula="of:= 100 * [.Z20] * [.Z27] / [.$D20]" office:value-type="float" office:value="5.3904" calcext:value-type="float">
            <text:p>5.3904</text:p>
          </table:table-cell>
          <table:table-cell table:formula="of:= 100 * [.AA20] * [.AA27] / [.$D20]" office:value-type="float" office:value="3.411" calcext:value-type="float">
            <text:p>3.411</text:p>
          </table:table-cell>
          <table:table-cell table:formula="of:= 100 * [.AB20] * [.AB27] / [.$D20]" office:value-type="float" office:value="0.8478" calcext:value-type="float">
            <text:p>0.8478</text:p>
          </table:table-cell>
          <table:table-cell table:formula="of:= 100 * [.AC20] * [.AC27] / [.$D20]" office:value-type="float" office:value="0.7889475" calcext:value-type="float">
            <text:p>0.7889475</text:p>
          </table:table-cell>
          <table:table-cell table:formula="of:= 100 * [.AD20] * [.AD27] / [.$D20]" office:value-type="float" office:value="0.64818" calcext:value-type="float">
            <text:p>0.64818</text:p>
          </table:table-cell>
          <table:table-cell table:formula="of:= 100 * [.AE20] * [.AE27] / [.$D20]" office:value-type="float" office:value="0.631312" calcext:value-type="float">
            <text:p>0.631312</text:p>
          </table:table-cell>
          <table:table-cell table:formula="of:= 100 * [.AF20] * [.AF27] / [.$D20]" office:value-type="float" office:value="0.573459" calcext:value-type="float">
            <text:p>0.573459</text:p>
          </table:table-cell>
          <table:table-cell table:formula="of:= 100 * [.AG20] * [.AG27] / [.$D20]" office:value-type="float" office:value="0.457378" calcext:value-type="float">
            <text:p>0.457378</text:p>
          </table:table-cell>
          <table:table-cell table:formula="of:= 100 * [.AH20] * [.AH27] / [.$D20]" office:value-type="float" office:value="0.272946" calcext:value-type="float">
            <text:p>0.272946</text:p>
          </table:table-cell>
          <table:table-cell table:formula="of:= 100 * [.AI20] * [.AI27] / [.$D20]" office:value-type="float" office:value="0.162133" calcext:value-type="float">
            <text:p>0.162133</text:p>
          </table:table-cell>
          <table:table-cell table:formula="of:= 100 * [.AJ20] * [.AJ27] / [.$D20]" office:value-type="float" office:value="0.0762282" calcext:value-type="float">
            <text:p>0.0762282</text:p>
          </table:table-cell>
          <table:table-cell table:formula="of:= 100 * [.AK20] * [.AK27] / [.$D20]" office:value-type="float" office:value="0.0445905" calcext:value-type="float">
            <text:p>0.044590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5:.AK35])" office:value-type="float" office:value="95.8962334310345" calcext:value-type="float">
            <text:p>95.90</text:p>
          </table:table-cell>
          <table:table-cell table:style-name="ce5" office:value-type="string" calcext:value-type="string">
            <text:p>RTP%</text:p>
          </table:table-cell>
          <table:table-cell table:formula="of:= 100 * [.G21] * [.G28] / [.$D21]" office:value-type="float" office:value="0" calcext:value-type="float">
            <text:p>0</text:p>
          </table:table-cell>
          <table:table-cell table:formula="of:= 100 * [.H21] * [.H28] / [.$D21]" office:value-type="float" office:value="0.0189655172413793" calcext:value-type="float">
            <text:p>0.0189655172</text:p>
          </table:table-cell>
          <table:table-cell table:formula="of:= 100 * [.I21] * [.I28] / [.$D21]" office:value-type="float" office:value="0.108620689655172" calcext:value-type="float">
            <text:p>0.1086206897</text:p>
          </table:table-cell>
          <table:table-cell table:formula="of:= 100 * [.J21] * [.J28] / [.$D21]" office:value-type="float" office:value="0.331034482758621" calcext:value-type="float">
            <text:p>0.3310344828</text:p>
          </table:table-cell>
          <table:table-cell table:formula="of:= 100 * [.K21] * [.K28] / [.$D21]" office:value-type="float" office:value="0.725344827586207" calcext:value-type="float">
            <text:p>0.7253448276</text:p>
          </table:table-cell>
          <table:table-cell table:formula="of:= 100 * [.L21] * [.L28] / [.$D21]" office:value-type="float" office:value="1.32827586206897" calcext:value-type="float">
            <text:p>1.3282758621</text:p>
          </table:table-cell>
          <table:table-cell table:formula="of:= 100 * [.M21] * [.M28] / [.$D21]" office:value-type="float" office:value="2.29137931034483" calcext:value-type="float">
            <text:p>2.2913793103</text:p>
          </table:table-cell>
          <table:table-cell table:formula="of:= 100 * [.N21] * [.N28] / [.$D21]" office:value-type="float" office:value="3.3951724137931" calcext:value-type="float">
            <text:p>3.3951724138</text:p>
          </table:table-cell>
          <table:table-cell table:formula="of:= 100 * [.O21] * [.O28] / [.$D21]" office:value-type="float" office:value="4.29879310344828" calcext:value-type="float">
            <text:p>4.2987931034</text:p>
          </table:table-cell>
          <table:table-cell table:formula="of:= 100 * [.P21] * [.P28] / [.$D21]" office:value-type="float" office:value="4.50793103448276" calcext:value-type="float">
            <text:p>4.5079310345</text:p>
          </table:table-cell>
          <table:table-cell table:formula="of:= 100 * [.Q21] * [.Q28] / [.$D21]" office:value-type="float" office:value="3.45896551724138" calcext:value-type="float">
            <text:p>3.4589655172</text:p>
          </table:table-cell>
          <table:table-cell table:formula="of:= 100 * [.R21] * [.R28] / [.$D21]" office:value-type="float" office:value="4.61296551724138" calcext:value-type="float">
            <text:p>4.6129655172</text:p>
          </table:table-cell>
          <table:table-cell table:formula="of:= 100 * [.S21] * [.S28] / [.$D21]" office:value-type="float" office:value="5.93062068965517" calcext:value-type="float">
            <text:p>5.9306206897</text:p>
          </table:table-cell>
          <table:table-cell table:formula="of:= 100 * [.T21] * [.T28] / [.$D21]" office:value-type="float" office:value="7.2121724137931" calcext:value-type="float">
            <text:p>7.2121724138</text:p>
          </table:table-cell>
          <table:table-cell table:formula="of:= 100 * [.U21] * [.U28] / [.$D21]" office:value-type="float" office:value="8.44137931034483" calcext:value-type="float">
            <text:p>8.4413793103</text:p>
          </table:table-cell>
          <table:table-cell table:formula="of:= 100 * [.V21] * [.V28] / [.$D21]" office:value-type="float" office:value="9.37086206896552" calcext:value-type="float">
            <text:p>9.370862069</text:p>
          </table:table-cell>
          <table:table-cell table:formula="of:= 100 * [.W21] * [.W28] / [.$D21]" office:value-type="float" office:value="9.85310344827586" calcext:value-type="float">
            <text:p>9.8531034483</text:p>
          </table:table-cell>
          <table:table-cell table:formula="of:= 100 * [.X21] * [.X28] / [.$D21]" office:value-type="float" office:value="9.56353448275862" calcext:value-type="float">
            <text:p>9.5635344828</text:p>
          </table:table-cell>
          <table:table-cell table:formula="of:= 100 * [.Y21] * [.Y28] / [.$D21]" office:value-type="float" office:value="8.15913793103448" calcext:value-type="float">
            <text:p>8.159137931</text:p>
          </table:table-cell>
          <table:table-cell table:formula="of:= 100 * [.Z21] * [.Z28] / [.$D21]" office:value-type="float" office:value="5.13139655172414" calcext:value-type="float">
            <text:p>5.1313965517</text:p>
          </table:table-cell>
          <table:table-cell table:formula="of:= 100 * [.AA21] * [.AA28] / [.$D21]" office:value-type="float" office:value="3.18768103448276" calcext:value-type="float">
            <text:p>3.1876810345</text:p>
          </table:table-cell>
          <table:table-cell table:formula="of:= 100 * [.AB21] * [.AB28] / [.$D21]" office:value-type="float" office:value="0.784887931034483" calcext:value-type="float">
            <text:p>0.784887931</text:p>
          </table:table-cell>
          <table:table-cell table:formula="of:= 100 * [.AC21] * [.AC28] / [.$D21]" office:value-type="float" office:value="0.715889224137931" calcext:value-type="float">
            <text:p>0.7158892241</text:p>
          </table:table-cell>
          <table:table-cell table:formula="of:= 100 * [.AD21] * [.AD28] / [.$D21]" office:value-type="float" office:value="0.577231896551724" calcext:value-type="float">
            <text:p>0.5772318966</text:p>
          </table:table-cell>
          <table:table-cell table:formula="of:= 100 * [.AE21] * [.AE28] / [.$D21]" office:value-type="float" office:value="0.553124827586207" calcext:value-type="float">
            <text:p>0.5531248276</text:p>
          </table:table-cell>
          <table:table-cell table:formula="of:= 100 * [.AF21] * [.AF28] / [.$D21]" office:value-type="float" office:value="0.493096034482759" calcext:value-type="float">
            <text:p>0.4930960345</text:p>
          </table:table-cell>
          <table:table-cell table:formula="of:= 100 * [.AG21] * [.AG28] / [.$D21]" office:value-type="float" office:value="0.388049655172414" calcext:value-type="float">
            <text:p>0.3880496552</text:p>
          </table:table-cell>
          <table:table-cell table:formula="of:= 100 * [.AH21] * [.AH28] / [.$D21]" office:value-type="float" office:value="0.227643793103448" calcext:value-type="float">
            <text:p>0.2276437931</text:p>
          </table:table-cell>
          <table:table-cell table:formula="of:= 100 * [.AI21] * [.AI28] / [.$D21]" office:value-type="float" office:value="0.132394655172414" calcext:value-type="float">
            <text:p>0.1323946552</text:p>
          </table:table-cell>
          <table:table-cell table:formula="of:= 100 * [.AJ21] * [.AJ28] / [.$D21]" office:value-type="float" office:value="0.061294724137931" calcext:value-type="float">
            <text:p>0.0612947241</text:p>
          </table:table-cell>
          <table:table-cell table:formula="of:= 100 * [.AK21] * [.AK28] / [.$D21]" office:value-type="float" office:value="0.0352844827586207" calcext:value-type="float">
            <text:p>0.0352844828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6:.AK36])" office:value-type="float" office:value="95.9571154153846" calcext:value-type="float">
            <text:p>95.96</text:p>
          </table:table-cell>
          <table:table-cell table:style-name="ce5" office:value-type="string" calcext:value-type="string">
            <text:p>RTP%</text:p>
          </table:table-cell>
          <table:table-cell table:formula="of:= 100 * [.G22] * [.G29] / [.$D22]" office:value-type="float" office:value="0" calcext:value-type="float">
            <text:p>0</text:p>
          </table:table-cell>
          <table:table-cell table:formula="of:= 100 * [.H22] * [.H29] / [.$D22]" office:value-type="float" office:value="0.0174358974358974" calcext:value-type="float">
            <text:p>0.0174358974</text:p>
          </table:table-cell>
          <table:table-cell table:formula="of:= 100 * [.I22] * [.I29] / [.$D22]" office:value-type="float" office:value="0.123230769230769" calcext:value-type="float">
            <text:p>0.1232307692</text:p>
          </table:table-cell>
          <table:table-cell table:formula="of:= 100 * [.J22] * [.J29] / [.$D22]" office:value-type="float" office:value="0.386461538461538" calcext:value-type="float">
            <text:p>0.3864615385</text:p>
          </table:table-cell>
          <table:table-cell table:formula="of:= 100 * [.K22] * [.K29] / [.$D22]" office:value-type="float" office:value="0.853282051282051" calcext:value-type="float">
            <text:p>0.8532820513</text:p>
          </table:table-cell>
          <table:table-cell table:formula="of:= 100 * [.L22] * [.L29] / [.$D22]" office:value-type="float" office:value="1.57692307692308" calcext:value-type="float">
            <text:p>1.5769230769</text:p>
          </table:table-cell>
          <table:table-cell table:formula="of:= 100 * [.M22] * [.M29] / [.$D22]" office:value-type="float" office:value="2.57358974358974" calcext:value-type="float">
            <text:p>2.5735897436</text:p>
          </table:table-cell>
          <table:table-cell table:formula="of:= 100 * [.N22] * [.N29] / [.$D22]" office:value-type="float" office:value="3.6705641025641" calcext:value-type="float">
            <text:p>3.6705641026</text:p>
          </table:table-cell>
          <table:table-cell table:formula="of:= 100 * [.O22] * [.O29] / [.$D22]" office:value-type="float" office:value="4.60230769230769" calcext:value-type="float">
            <text:p>4.6023076923</text:p>
          </table:table-cell>
          <table:table-cell table:formula="of:= 100 * [.P22] * [.P29] / [.$D22]" office:value-type="float" office:value="4.84923076923077" calcext:value-type="float">
            <text:p>4.8492307692</text:p>
          </table:table-cell>
          <table:table-cell table:formula="of:= 100 * [.Q22] * [.Q29] / [.$D22]" office:value-type="float" office:value="3.66589743589744" calcext:value-type="float">
            <text:p>3.6658974359</text:p>
          </table:table-cell>
          <table:table-cell table:formula="of:= 100 * [.R22] * [.R29] / [.$D22]" office:value-type="float" office:value="4.83830769230769" calcext:value-type="float">
            <text:p>4.8383076923</text:p>
          </table:table-cell>
          <table:table-cell table:formula="of:= 100 * [.S22] * [.S29] / [.$D22]" office:value-type="float" office:value="6.05091282051282" calcext:value-type="float">
            <text:p>6.0509128205</text:p>
          </table:table-cell>
          <table:table-cell table:formula="of:= 100 * [.T22] * [.T29] / [.$D22]" office:value-type="float" office:value="7.33804615384616" calcext:value-type="float">
            <text:p>7.3380461538</text:p>
          </table:table-cell>
          <table:table-cell table:formula="of:= 100 * [.U22] * [.U29] / [.$D22]" office:value-type="float" office:value="8.45378461538462" calcext:value-type="float">
            <text:p>8.4537846154</text:p>
          </table:table-cell>
          <table:table-cell table:formula="of:= 100 * [.V22] * [.V29] / [.$D22]" office:value-type="float" office:value="9.28948717948718" calcext:value-type="float">
            <text:p>9.2894871795</text:p>
          </table:table-cell>
          <table:table-cell table:formula="of:= 100 * [.W22] * [.W29] / [.$D22]" office:value-type="float" office:value="9.62488205128205" calcext:value-type="float">
            <text:p>9.6248820513</text:p>
          </table:table-cell>
          <table:table-cell table:formula="of:= 100 * [.X22] * [.X29] / [.$D22]" office:value-type="float" office:value="9.21278461538462" calcext:value-type="float">
            <text:p>9.2127846154</text:p>
          </table:table-cell>
          <table:table-cell table:formula="of:= 100 * [.Y22] * [.Y29] / [.$D22]" office:value-type="float" office:value="7.69805128205128" calcext:value-type="float">
            <text:p>7.6980512821</text:p>
          </table:table-cell>
          <table:table-cell table:formula="of:= 100 * [.Z22] * [.Z29] / [.$D22]" office:value-type="float" office:value="4.77240512820513" calcext:value-type="float">
            <text:p>4.7724051282</text:p>
          </table:table-cell>
          <table:table-cell table:formula="of:= 100 * [.AA22] * [.AA29] / [.$D22]" office:value-type="float" office:value="2.92338974358974" calcext:value-type="float">
            <text:p>2.9233897436</text:p>
          </table:table-cell>
          <table:table-cell table:formula="of:= 100 * [.AB22] * [.AB29] / [.$D22]" office:value-type="float" office:value="0.710071282051282" calcext:value-type="float">
            <text:p>0.7100712821</text:p>
          </table:table-cell>
          <table:table-cell table:formula="of:= 100 * [.AC22] * [.AC29] / [.$D22]" office:value-type="float" office:value="0.636929230769231" calcext:value-type="float">
            <text:p>0.6369292308</text:p>
          </table:table-cell>
          <table:table-cell table:formula="of:= 100 * [.AD22] * [.AD29] / [.$D22]" office:value-type="float" office:value="0.504957435897436" calcext:value-type="float">
            <text:p>0.5049574359</text:p>
          </table:table-cell>
          <table:table-cell table:formula="of:= 100 * [.AE22] * [.AE29] / [.$D22]" office:value-type="float" office:value="0.476309948717949" calcext:value-type="float">
            <text:p>0.4763099487</text:p>
          </table:table-cell>
          <table:table-cell table:formula="of:= 100 * [.AF22] * [.AF29] / [.$D22]" office:value-type="float" office:value="0.417296615384615" calcext:value-type="float">
            <text:p>0.4172966154</text:p>
          </table:table-cell>
          <table:table-cell table:formula="of:= 100 * [.AG22] * [.AG29] / [.$D22]" office:value-type="float" office:value="0.322694769230769" calcext:value-type="float">
            <text:p>0.3226947692</text:p>
          </table:table-cell>
          <table:table-cell table:formula="of:= 100 * [.AH22] * [.AH29] / [.$D22]" office:value-type="float" office:value="0.185805384615385" calcext:value-type="float">
            <text:p>0.1858053846</text:p>
          </table:table-cell>
          <table:table-cell table:formula="of:= 100 * [.AI22] * [.AI29] / [.$D22]" office:value-type="float" office:value="0.106368102564103" calcext:value-type="float">
            <text:p>0.1063681026</text:p>
          </table:table-cell>
          <table:table-cell table:formula="of:= 100 * [.AJ22] * [.AJ29] / [.$D22]" office:value-type="float" office:value="0.0483568205128205" calcext:value-type="float">
            <text:p>0.0483568205</text:p>
          </table:table-cell>
          <table:table-cell table:formula="of:= 100 * [.AK22] * [.AK29] / [.$D22]" office:value-type="float" office:value="0.0273514666666667" calcext:value-type="float">
            <text:p>0.0273514667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7:.AK37])" office:value-type="float" office:value="96.5240598367347" calcext:value-type="float">
            <text:p>96.52</text:p>
          </table:table-cell>
          <table:table-cell table:style-name="ce5" office:value-type="string" calcext:value-type="string">
            <text:p>RTP%</text:p>
          </table:table-cell>
          <table:table-cell table:formula="of:= 100 * [.G23] * [.G30] / [.$D23]" office:value-type="float" office:value="0" calcext:value-type="float">
            <text:p>0</text:p>
          </table:table-cell>
          <table:table-cell table:formula="of:= 100 * [.H23] * [.H30] / [.$D23]" office:value-type="float" office:value="0.0304081632653061" calcext:value-type="float">
            <text:p>0.0304081633</text:p>
          </table:table-cell>
          <table:table-cell table:formula="of:= 100 * [.I23] * [.I30] / [.$D23]" office:value-type="float" office:value="0.143816326530612" calcext:value-type="float">
            <text:p>0.1438163265</text:p>
          </table:table-cell>
          <table:table-cell table:formula="of:= 100 * [.J23] * [.J30] / [.$D23]" office:value-type="float" office:value="0.442938775510204" calcext:value-type="float">
            <text:p>0.4429387755</text:p>
          </table:table-cell>
          <table:table-cell table:formula="of:= 100 * [.K23] * [.K30] / [.$D23]" office:value-type="float" office:value="0.939714285714286" calcext:value-type="float">
            <text:p>0.9397142857</text:p>
          </table:table-cell>
          <table:table-cell table:formula="of:= 100 * [.L23] * [.L30] / [.$D23]" office:value-type="float" office:value="1.79951020408163" calcext:value-type="float">
            <text:p>1.7995102041</text:p>
          </table:table-cell>
          <table:table-cell table:formula="of:= 100 * [.M23] * [.M30] / [.$D23]" office:value-type="float" office:value="2.85367346938776" calcext:value-type="float">
            <text:p>2.8536734694</text:p>
          </table:table-cell>
          <table:table-cell table:formula="of:= 100 * [.N23] * [.N30] / [.$D23]" office:value-type="float" office:value="4.07330612244898" calcext:value-type="float">
            <text:p>4.0733061224</text:p>
          </table:table-cell>
          <table:table-cell table:formula="of:= 100 * [.O23] * [.O30] / [.$D23]" office:value-type="float" office:value="5.01165306122449" calcext:value-type="float">
            <text:p>5.0116530612</text:p>
          </table:table-cell>
          <table:table-cell table:formula="of:= 100 * [.P23] * [.P30] / [.$D23]" office:value-type="float" office:value="5.22502040816327" calcext:value-type="float">
            <text:p>5.2250204082</text:p>
          </table:table-cell>
          <table:table-cell table:formula="of:= 100 * [.Q23] * [.Q30] / [.$D23]" office:value-type="float" office:value="3.90595918367347" calcext:value-type="float">
            <text:p>3.9059591837</text:p>
          </table:table-cell>
          <table:table-cell table:formula="of:= 100 * [.R23] * [.R30] / [.$D23]" office:value-type="float" office:value="5.06778979591837" calcext:value-type="float">
            <text:p>5.0677897959</text:p>
          </table:table-cell>
          <table:table-cell table:formula="of:= 100 * [.S23] * [.S30] / [.$D23]" office:value-type="float" office:value="6.27748571428571" calcext:value-type="float">
            <text:p>6.2774857143</text:p>
          </table:table-cell>
          <table:table-cell table:formula="of:= 100 * [.T23] * [.T30] / [.$D23]" office:value-type="float" office:value="7.45915714285714" calcext:value-type="float">
            <text:p>7.4591571429</text:p>
          </table:table-cell>
          <table:table-cell table:formula="of:= 100 * [.U23] * [.U30] / [.$D23]" office:value-type="float" office:value="8.46787346938776" calcext:value-type="float">
            <text:p>8.4678734694</text:p>
          </table:table-cell>
          <table:table-cell table:formula="of:= 100 * [.V23] * [.V30] / [.$D23]" office:value-type="float" office:value="9.1925612244898" calcext:value-type="float">
            <text:p>9.1925612245</text:p>
          </table:table-cell>
          <table:table-cell table:formula="of:= 100 * [.W23] * [.W30] / [.$D23]" office:value-type="float" office:value="9.38847346938776" calcext:value-type="float">
            <text:p>9.3884734694</text:p>
          </table:table-cell>
          <table:table-cell table:formula="of:= 100 * [.X23] * [.X30] / [.$D23]" office:value-type="float" office:value="8.84414081632653" calcext:value-type="float">
            <text:p>8.8441408163</text:p>
          </table:table-cell>
          <table:table-cell table:formula="of:= 100 * [.Y23] * [.Y30] / [.$D23]" office:value-type="float" office:value="7.29944081632653" calcext:value-type="float">
            <text:p>7.2994408163</text:p>
          </table:table-cell>
          <table:table-cell table:formula="of:= 100 * [.Z23] * [.Z30] / [.$D23]" office:value-type="float" office:value="4.44615306122449" calcext:value-type="float">
            <text:p>4.4461530612</text:p>
          </table:table-cell>
          <table:table-cell table:formula="of:= 100 * [.AA23] * [.AA30] / [.$D23]" office:value-type="float" office:value="2.6821887755102" calcext:value-type="float">
            <text:p>2.6821887755</text:p>
          </table:table-cell>
          <table:table-cell table:formula="of:= 100 * [.AB23] * [.AB30] / [.$D23]" office:value-type="float" office:value="0.640218163265306" calcext:value-type="float">
            <text:p>0.6402181633</text:p>
          </table:table-cell>
          <table:table-cell table:formula="of:= 100 * [.AC23] * [.AC30] / [.$D23]" office:value-type="float" office:value="0.566524285714286" calcext:value-type="float">
            <text:p>0.5665242857</text:p>
          </table:table-cell>
          <table:table-cell table:formula="of:= 100 * [.AD23] * [.AD30] / [.$D23]" office:value-type="float" office:value="0.441493367346939" calcext:value-type="float">
            <text:p>0.4414933673</text:p>
          </table:table-cell>
          <table:table-cell table:formula="of:= 100 * [.AE23] * [.AE30] / [.$D23]" office:value-type="float" office:value="0.408638612244898" calcext:value-type="float">
            <text:p>0.4086386122</text:p>
          </table:table-cell>
          <table:table-cell table:formula="of:= 100 * [.AF23] * [.AF30] / [.$D23]" office:value-type="float" office:value="0.352362612244898" calcext:value-type="float">
            <text:p>0.3523626122</text:p>
          </table:table-cell>
          <table:table-cell table:formula="of:= 100 * [.AG23] * [.AG30] / [.$D23]" office:value-type="float" office:value="0.267798857142857" calcext:value-type="float">
            <text:p>0.2677988571</text:p>
          </table:table-cell>
          <table:table-cell table:formula="of:= 100 * [.AH23] * [.AH30] / [.$D23]" office:value-type="float" office:value="0.151534204081633" calcext:value-type="float">
            <text:p>0.1515342041</text:p>
          </table:table-cell>
          <table:table-cell table:formula="of:= 100 * [.AI23] * [.AI30] / [.$D23]" office:value-type="float" office:value="0.0851279693877551" calcext:value-type="float">
            <text:p>0.0851279694</text:p>
          </table:table-cell>
          <table:table-cell table:formula="of:= 100 * [.AJ23] * [.AJ30] / [.$D23]" office:value-type="float" office:value="0.0380096408163265" calcext:value-type="float">
            <text:p>0.0380096408</text:p>
          </table:table-cell>
          <table:table-cell table:formula="of:= 100 * [.AK23] * [.AK30] / [.$D23]" office:value-type="float" office:value="0.0210878387755102" calcext:value-type="float">
            <text:p>0.0210878388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8:.AK38])" office:value-type="float" office:value="95.2000489171429" calcext:value-type="float">
            <text:p>95.20</text:p>
          </table:table-cell>
          <table:table-cell table:style-name="ce5" office:value-type="string" calcext:value-type="string">
            <text:p>RTP%</text:p>
          </table:table-cell>
          <table:table-cell table:formula="of:= 100 * [.G24] * [.G31] / [.$D24]" office:value-type="float" office:value="0" calcext:value-type="float">
            <text:p>0</text:p>
          </table:table-cell>
          <table:table-cell table:formula="of:= 100 * [.H24] * [.H31] / [.$D24]" office:value-type="float" office:value="0.034952380952381" calcext:value-type="float">
            <text:p>0.034952381</text:p>
          </table:table-cell>
          <table:table-cell table:formula="of:= 100 * [.I24] * [.I31] / [.$D24]" office:value-type="float" office:value="0.167914285714286" calcext:value-type="float">
            <text:p>0.1679142857</text:p>
          </table:table-cell>
          <table:table-cell table:formula="of:= 100 * [.J24] * [.J31] / [.$D24]" office:value-type="float" office:value="0.483580952380952" calcext:value-type="float">
            <text:p>0.4835809524</text:p>
          </table:table-cell>
          <table:table-cell table:formula="of:= 100 * [.K24] * [.K31] / [.$D24]" office:value-type="float" office:value="1.08606666666667" calcext:value-type="float">
            <text:p>1.0860666667</text:p>
          </table:table-cell>
          <table:table-cell table:formula="of:= 100 * [.L24] * [.L31] / [.$D24]" office:value-type="float" office:value="1.99417142857143" calcext:value-type="float">
            <text:p>1.9941714286</text:p>
          </table:table-cell>
          <table:table-cell table:formula="of:= 100 * [.M24] * [.M31] / [.$D24]" office:value-type="float" office:value="3.15242857142857" calcext:value-type="float">
            <text:p>3.1524285714</text:p>
          </table:table-cell>
          <table:table-cell table:formula="of:= 100 * [.N24] * [.N31] / [.$D24]" office:value-type="float" office:value="4.36346666666667" calcext:value-type="float">
            <text:p>4.3634666667</text:p>
          </table:table-cell>
          <table:table-cell table:formula="of:= 100 * [.O24] * [.O31] / [.$D24]" office:value-type="float" office:value="5.35957142857143" calcext:value-type="float">
            <text:p>5.3595714286</text:p>
          </table:table-cell>
          <table:table-cell table:formula="of:= 100 * [.P24] * [.P31] / [.$D24]" office:value-type="float" office:value="5.5075619047619" calcext:value-type="float">
            <text:p>5.5075619048</text:p>
          </table:table-cell>
          <table:table-cell table:formula="of:= 100 * [.Q24] * [.Q31] / [.$D24]" office:value-type="float" office:value="4.04727619047619" calcext:value-type="float">
            <text:p>4.0472761905</text:p>
          </table:table-cell>
          <table:table-cell table:formula="of:= 100 * [.R24] * [.R31] / [.$D24]" office:value-type="float" office:value="5.18173714285714" calcext:value-type="float">
            <text:p>5.1817371429</text:p>
          </table:table-cell>
          <table:table-cell table:formula="of:= 100 * [.S24] * [.S31] / [.$D24]" office:value-type="float" office:value="6.3344" calcext:value-type="float">
            <text:p>6.3344</text:p>
          </table:table-cell>
          <table:table-cell table:formula="of:= 100 * [.T24] * [.T31] / [.$D24]" office:value-type="float" office:value="7.41092666666667" calcext:value-type="float">
            <text:p>7.4109266667</text:p>
          </table:table-cell>
          <table:table-cell table:formula="of:= 100 * [.U24] * [.U31] / [.$D24]" office:value-type="float" office:value="8.31652" calcext:value-type="float">
            <text:p>8.31652</text:p>
          </table:table-cell>
          <table:table-cell table:formula="of:= 100 * [.V24] * [.V31] / [.$D24]" office:value-type="float" office:value="8.89567142857143" calcext:value-type="float">
            <text:p>8.8956714286</text:p>
          </table:table-cell>
          <table:table-cell table:formula="of:= 100 * [.W24] * [.W31] / [.$D24]" office:value-type="float" office:value="8.92412952380952" calcext:value-type="float">
            <text:p>8.9241295238</text:p>
          </table:table-cell>
          <table:table-cell table:formula="of:= 100 * [.X24] * [.X31] / [.$D24]" office:value-type="float" office:value="8.27835714285714" calcext:value-type="float">
            <text:p>8.2783571429</text:p>
          </table:table-cell>
          <table:table-cell table:formula="of:= 100 * [.Y24] * [.Y31] / [.$D24]" office:value-type="float" office:value="6.72206857142857" calcext:value-type="float">
            <text:p>6.7220685714</text:p>
          </table:table-cell>
          <table:table-cell table:formula="of:= 100 * [.Z24] * [.Z31] / [.$D24]" office:value-type="float" office:value="4.03967714285714" calcext:value-type="float">
            <text:p>4.0396771429</text:p>
          </table:table-cell>
          <table:table-cell table:formula="of:= 100 * [.AA24] * [.AA31] / [.$D24]" office:value-type="float" office:value="2.39574095238095" calcext:value-type="float">
            <text:p>2.3957409524</text:p>
          </table:table-cell>
          <table:table-cell table:formula="of:= 100 * [.AB24] * [.AB31] / [.$D24]" office:value-type="float" office:value="0.561646571428571" calcext:value-type="float">
            <text:p>0.5616465714</text:p>
          </table:table-cell>
          <table:table-cell table:formula="of:= 100 * [.AC24] * [.AC31] / [.$D24]" office:value-type="float" office:value="0.4891865" calcext:value-type="float">
            <text:p>0.4891865</text:p>
          </table:table-cell>
          <table:table-cell table:formula="of:= 100 * [.AD24] * [.AD31] / [.$D24]" office:value-type="float" office:value="0.375141" calcext:value-type="float">
            <text:p>0.375141</text:p>
          </table:table-cell>
          <table:table-cell table:formula="of:= 100 * [.AE24] * [.AE31] / [.$D24]" office:value-type="float" office:value="0.341696380952381" calcext:value-type="float">
            <text:p>0.341696381</text:p>
          </table:table-cell>
          <table:table-cell table:formula="of:= 100 * [.AF24] * [.AF31] / [.$D24]" office:value-type="float" office:value="0.2891722" calcext:value-type="float">
            <text:p>0.2891722</text:p>
          </table:table-cell>
          <table:table-cell table:formula="of:= 100 * [.AG24] * [.AG31] / [.$D24]" office:value-type="float" office:value="0.215940361904762" calcext:value-type="float">
            <text:p>0.2159403619</text:p>
          </table:table-cell>
          <table:table-cell table:formula="of:= 100 * [.AH24] * [.AH31] / [.$D24]" office:value-type="float" office:value="0.120012" calcext:value-type="float">
            <text:p>0.120012</text:p>
          </table:table-cell>
          <table:table-cell table:formula="of:= 100 * [.AI24] * [.AI31] / [.$D24]" office:value-type="float" office:value="0.0662056190476191" calcext:value-type="float">
            <text:p>0.066205619</text:p>
          </table:table-cell>
          <table:table-cell table:formula="of:= 100 * [.AJ24] * [.AJ31] / [.$D24]" office:value-type="float" office:value="0.0290305504761905" calcext:value-type="float">
            <text:p>0.0290305505</text:p>
          </table:table-cell>
          <table:table-cell table:formula="of:= 100 * [.AK24] * [.AK31] / [.$D24]" office:value-type="float" office:value="0.0157986857142857" calcext:value-type="float">
            <text:p>0.0157986857</text:p>
          </table:table-cell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 NS Text" svg:font-family="'.SF NS Tex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 style:data-style-name="N2" text:time-value="15:55:21.7649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2:42:42.590296163</meta:creation-date>
    <meta:generator>LibreOffice/5.1.6.2$MacOSX_X86_64 LibreOffice_project/07ac168c60a517dba0f0d7bc7540f5afa45f0909</meta:generator>
    <dc:date>2017-08-07T16:00:59.310697000</dc:date>
    <meta:editing-duration>PT7H10M7S</meta:editing-duration>
    <meta:editing-cycles>125</meta:editing-cycles>
    <meta:document-statistic meta:table-count="1" meta:cell-count="682" meta:object-count="0"/>
  </office:meta>
</office:document-meta>
</file>